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#include &lt;stdio.h&gt;</text:p>
      <text:p text:style-name="Standard">using namespace std;</text:p>
      <text:p text:style-name="Standard"/>
      <text:p text:style-name="Standard"/>
      <text:p text:style-name="Standard">int main(){</text:p>
      <text:p text:style-name="Standard">int a,d;</text:p>
      <text:p text:style-name="Standard">a=0;</text:p>
      <text:p text:style-name="Standard">try{</text:p>
      <text:p text:style-name="Standard"><text:s text:c="4"/>if (a==0){</text:p>
      <text:p text:style-name="Standard"><text:s text:c="8"/>throw (a);</text:p>
      <text:p text:style-name="Standard"><text:s text:c="4"/>}</text:p>
      <text:p text:style-name="Standard"><text:s text:c="4"/></text:p>
      <text:p text:style-name="Standard"><text:s text:c="4"/>else{</text:p>
      <text:p text:style-name="Standard"><text:s text:c="8"/>cout&lt;&lt;20/a&lt;&lt;endl; <text:s text:c="7"/>}</text:p>
      <text:p text:style-name="Standard"><text:s text:c="4"/>}</text:p>
      <text:p text:style-name="Standard">catch(int a){</text:p>
      <text:p text:style-name="Standard"><text:s text:c="4"/>cout&lt;&lt;"ERROR:invalid mathematical opperation"&lt;&lt;endl;</text:p>
      <text:p text:style-name="Standard"><text:s text:c="4"/>}</text:p>
      <text:p text:style-name="Standard">return 0;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56:40.995469042</meta:creation-date>
    <dc:date>2018-10-12T09:57:20.998658818</dc:date>
    <meta:editing-duration>PT43S</meta:editing-duration>
    <meta:editing-cycles>1</meta:editing-cycles>
    <meta:document-statistic meta:table-count="0" meta:image-count="0" meta:object-count="0" meta:page-count="1" meta:paragraph-count="20" meta:word-count="31" meta:character-count="261" meta:non-whitespace-character-count="193"/>
    <meta:generator>LibreOffice/6.0.6.2$Linux_X86_64 LibreOffice_project/00m0$Build-2</meta:generator>
  </office:meta>
</office:document-meta>
</file>